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COMIC SANS MS" svg:font-family="'COMIC SANS MS', sans-serif"/>
    <style:font-face style:name="Gotham Pro" svg:font-family="'Gotham Pro', 'Open Sans', Arial, sans-serif"/>
    <style:font-face style:name="Roboto" svg:font-family="Roboto, Arial, Helvetica, sans-serif"/>
    <style:font-face style:name="sans-serif" svg:font-family="sans-serif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Tinos" svg:font-family="Tinos" style:font-pitch="variable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Standard">
      <style:text-properties fo:font-size="2pt" officeooo:paragraph-rsid="007cf328" style:font-size-asian="1.75pt" style:font-size-complex="2pt"/>
    </style:style>
    <style:style style:name="P4" style:family="paragraph" style:parent-style-name="Гриф_5f_Экземпляр">
      <style:text-properties officeooo:paragraph-rsid="007cf328"/>
    </style:style>
    <style:style style:name="P5" style:family="paragraph" style:parent-style-name="Гриф_5f_Экземпляр">
      <style:text-properties officeooo:rsid="005d3465" officeooo:paragraph-rsid="007cf328"/>
    </style:style>
    <style:style style:name="P6" style:family="paragraph" style:parent-style-name="Footer_20_left" style:master-page-name="Обратная_20_сторона">
      <style:paragraph-properties style:page-number="auto"/>
    </style:style>
    <style:style style:name="P7" style:family="paragraph" style:parent-style-name="Heading_20_2" style:master-page-name="First_20_Page">
      <style:paragraph-properties style:page-number="auto"/>
      <style:text-properties officeooo:paragraph-rsid="008ab6c8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Tinos" fo:font-size="12pt" officeooo:paragraph-rsid="008d5e58" style:font-size-asian="12pt" style:font-size-complex="12pt"/>
    </style:style>
    <style:style style:name="P9" style:family="paragraph" style:parent-style-name="Text_20_body">
      <style:paragraph-properties fo:line-height="150%"/>
      <style:text-properties officeooo:paragraph-rsid="00841855"/>
    </style:style>
    <style:style style:name="P10" style:family="paragraph" style:parent-style-name="Text_20_body">
      <style:paragraph-properties fo:line-height="150%" fo:text-align="justify" style:justify-single-word="false"/>
      <style:text-properties officeooo:paragraph-rsid="008d5e58"/>
    </style:style>
    <style:style style:name="T1" style:family="text">
      <style:text-properties officeooo:rsid="005ffed0"/>
    </style:style>
    <style:style style:name="T2" style:family="text">
      <style:text-properties fo:font-variant="normal" fo:text-transform="none" style:use-window-font-color="true" style:text-line-through-style="none" style:text-line-through-type="none" fo:letter-spacing="normal" fo:font-style="normal" style:text-underline-style="none" fo:font-weight="normal" officeooo:rsid="00841855" style:text-blinking="false"/>
    </style:style>
    <style:style style:name="T3" style:family="text">
      <style:text-properties fo:font-variant="normal" fo:text-transform="none" style:use-window-font-color="true" style:font-name="Tinos" fo:font-size="12pt" fo:letter-spacing="normal" fo:font-style="normal" fo:font-weight="normal" officeooo:rsid="00841855" style:font-size-asian="12pt" style:font-size-complex="12pt"/>
    </style:style>
    <style:style style:name="T4" style:family="text">
      <style:text-properties fo:font-variant="normal" fo:text-transform="none" style:use-window-font-color="true" style:font-name="Tinos" fo:font-size="14pt" fo:letter-spacing="normal" fo:font-style="normal" fo:font-weight="bold" officeooo:rsid="00841855" style:font-size-asian="10.5pt" style:font-weight-asian="bold" style:font-size-complex="14pt" style:font-weight-complex="bold"/>
    </style:style>
    <style:style style:name="T5" style:family="text">
      <style:text-properties fo:font-variant="normal" fo:text-transform="none" style:use-window-font-color="true" style:font-name="Tinos" fo:font-size="14pt" fo:letter-spacing="normal" fo:font-style="normal" fo:font-weight="bold" officeooo:rsid="008ab6c8" style:font-size-asian="10.5pt" style:font-weight-asian="bold" style:font-size-complex="14pt" style:font-weight-complex="bold"/>
    </style:style>
    <style:style style:name="T6" style:family="text">
      <style:text-properties fo:font-variant="normal" fo:text-transform="none" style:use-window-font-color="true" style:font-name="Tinos" fo:font-size="14pt" fo:letter-spacing="normal" fo:font-style="normal" fo:font-weight="bold" officeooo:rsid="008d5e58" style:font-size-asian="10.5pt" style:font-weight-asian="bold" style:font-size-complex="14pt" style:font-weight-complex="bold"/>
    </style:style>
    <style:style style:name="T7" style:family="text">
      <style:text-properties fo:font-variant="normal" fo:text-transform="none" style:use-window-font-color="true" style:font-name="Tinos" fo:font-size="14pt" fo:letter-spacing="normal" fo:font-style="normal" fo:font-weight="bold" officeooo:rsid="008d8a09" style:font-size-asian="10.5pt" style:font-weight-asian="bold" style:font-size-complex="14pt" style:font-weight-complex="bold"/>
    </style:style>
    <style:style style:name="T8" style:family="text">
      <style:text-properties fo:font-variant="normal" fo:text-transform="none" style:use-window-font-color="true" style:font-name="Tinos" fo:font-size="14pt" fo:letter-spacing="normal" fo:font-style="normal" fo:font-weight="bold" officeooo:rsid="00841855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style:use-window-font-color="true" fo:letter-spacing="normal" fo:font-style="normal" fo:font-weight="normal" officeooo:rsid="00841855"/>
    </style:style>
    <style:style style:name="T10" style:family="text">
      <style:text-properties style:font-name="Tinos" fo:font-size="12pt" style:font-size-asian="12pt" style:font-size-complex="12p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<text:span text:style-name="T8">ИСТОРИЯ СОЗДАНИЯ КАРТИНЫ </text:span><text:span text:style-name="T4">«</text:span><text:span text:style-name="T6">ВИД НА БОЛЬШОЙ КАСКАД В ПЕТЕРГОФЕ</text:span><text:span text:style-name="T5">» </text:span><text:span text:style-name="T6">И.К. АЙВАЗО</text:span><text:span text:style-name="T7">В</text:span><text:span text:style-name="T6">СКИЙ</text:span></text:h>
      <text:p text:style-name="P9"><text:span text:style-name="T3"/></text:p>
      <text:p text:style-name="P8"><text:span text:style-name="T9"><text:tab/></text:span><text:span text:style-name="T2">На полотне изображен фасад Большого Петергофского дворца, длина которого составляет почти 300 метров. Современный облик дворца формировался в течение почти полутора веков. В Петровскую эпоху он представлял собой небольшое двухэтажное здание, которое называлось Верхними или Нагорными палатами и служило для приемов и праздников.</text:span></text:p>
      <text:p text:style-name="P8"><text:line-break/><text:tab/>Первоначальный вид дворца разработал Петр I. Его идею воплотили архитектор Иоганн Браунштейн и зодчие Жан-Батист Леблон и Николо Микетти. В 1732 году к дворцу пристроили две галереи по проекту Михаила Земцова, однако скромные петровские палаты уже не соответствовали роскоши русского двора того времени.</text:p>
      <text:p text:style-name="P8"><text:line-break/><text:tab/>За перестройку дворца взялся архитектор Франческо Бартоломео Растрелли. Любимому архитектору императрицы Елизаветы Петровны предстояло выполнить непростую задачу — сохранить стены петровского дворца, встроив их в новое окружение. Растрелли с заданием справился. Во дворце появился еще один этаж, значительно увеличилось центральное пространство, к которому примкнули крылья одноэтажных галерей, завершенных боковыми корпусами — Церковным и Корпусом под гербом. Интерьеры дворца архитектор оформил в стиле барокко. Стены залов украсили золоченой резьбой и зеркалами, которые создавали впечатление бесконечной перспективы и зрительно увеличивали внутреннее пространство.</text:p>
      <text:p text:style-name="P8"><text:line-break/><text:tab/>В 1760–1770–х годах барочная пышность вышла из моды, иинтерьеры дворца снова начали перестраивать — уже в соответствии с классицизмом. В это время главным декоративным элементом стали лепные композиции. По приказу императрицы Екатерины II архитектор Юрий Фельтен заново оформил Столовую, Тронный и Чесменский залы, а Жан-Батист Валлен-Деламот создал в 1766–1767 годах два Китайских кабинета.</text:p>
      <text:p text:style-name="P8"><text:line-break/><text:tab/>Дворец менялся и в XIX веке. В 1846 году по приказу императора Николая I в восточном флигеле, выходящем в Верхний сад, архитектор Андрей Штакеншнейдер надстроил третий этаж и создал восемь интерьеров к бракосочетанию дочери императора Ольги Николаевны с принцем Карлом Вюртембергским. С тех пор восточный флигель стал называться Ольгинской половиной Большого Петергофского дворца.</text:p>
      <text:p text:style-name="P10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COMIC SANS MS" svg:font-family="'COMIC SANS MS', sans-serif"/>
    <style:font-face style:name="Gotham Pro" svg:font-family="'Gotham Pro', 'Open Sans', Arial, sans-serif"/>
    <style:font-face style:name="Roboto" svg:font-family="Roboto, Arial, Helvetica, sans-serif"/>
    <style:font-face style:name="sans-serif" svg:font-family="sans-serif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Tinos" svg:font-family="Tinos" style:font-pitch="variable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99247154590160"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4-05-14T13:19:53.976156498</meta:creation-date>
    <dc:title>Default</dc:title>
    <meta:editing-cycles>5</meta:editing-cycles>
    <meta:editing-duration>PT12M35S</meta:editing-duration>
    <meta:generator>LibreOffice/6.4.7.2$Linux_X86_64 LibreOffice_project/40$Build-2</meta:generator>
    <dc:date>2024-05-16T10:03:36.989152610</dc:date>
    <meta:document-statistic meta:table-count="1" meta:image-count="0" meta:object-count="0" meta:page-count="1" meta:paragraph-count="16" meta:word-count="305" meta:character-count="2242" meta:non-whitespace-character-count="1942"/>
  </office:meta>
</office:document-meta>
</file>